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break-before="page"/>
      <style:text-properties fo:language="ru" fo:country="RU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start"/>
      <style:text-properties fo:font-family="Arial" style:font-style-name="Обычный" style:font-family-generic="swiss" fo:font-size="14pt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StudyViewprotocol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ManufacturerModelNam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10" form:dropdown="true" form:size="20" form:current-value="не расширены" form:value="не расширены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не расширены"/>
            <form:item form:label="расширены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0" svg:width="1.502cm" svg:height="0.5cm" svg:x="2.427cm" svg:y="7.105cm" draw:control="control2"/>
      <draw:control text:anchor-type="page" text:anchor-page-number="1" draw:z-index="5" draw:style-name="gr2" draw:text-style-name="P10" svg:width="1.001cm" svg:height="0.5cm" svg:x="2.727cm" svg:y="8.957cm" draw:control="control3"/>
      <draw:control text:anchor-type="page" text:anchor-page-number="1" draw:z-index="6" draw:style-name="gr2" draw:text-style-name="P10" svg:width="1.502cm" svg:height="0.5cm" svg:x="13.746cm" svg:y="8.994cm" draw:control="control4"/>
      <draw:control text:anchor-type="page" text:anchor-page-number="1" draw:z-index="7" draw:style-name="gr3" draw:text-style-name="P10" svg:width="1.001cm" svg:height="0.5cm" svg:x="2.861cm" svg:y="8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3"/>
            <text:p text:style-name="P3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8" text:outline-level="1">ПРОТОКОЛ</text:h>
      <text:p text:style-name="P5">ультразвукового исследования молочных желез</text:p>
      <text:p text:style-name="P3"><draw:control text:anchor-type="paragraph" draw:z-index="8" draw:style-name="gr1" draw:text-style-name="P11" svg:width="7.607cm" svg:height="0.742cm" svg:x="2.11cm" svg:y="0.185cm" draw:control="control6"/></text:p>
      <text:p text:style-name="P3"/>
      <text:p text:style-name="Standard"><draw:control text:anchor-type="paragraph" draw:z-index="9" draw:style-name="gr1" draw:text-style-name="P11" svg:width="3.32cm" svg:height="0.784cm" svg:x="2.11cm" svg:y="0.051cm" draw:control="control7"/></text:p>
      <text:p text:style-name="Standard"><draw:control text:anchor-type="paragraph" draw:z-index="10" draw:style-name="gr1" draw:text-style-name="P11" svg:width="9.3cm" svg:height="0.802cm" svg:x="2.11cm" svg:y="0.482cm" draw:control="control8"/></text:p>
      <text:p text:style-name="P3"><draw:control text:anchor-type="paragraph" draw:z-index="11" draw:style-name="gr1" draw:text-style-name="P11" svg:width="3.118cm" svg:height="0.795cm" svg:x="13.474cm" svg:y="0.037cm" draw:control="control9"/></text:p>
      <text:p text:style-name="P5"/>
      <text:p text:style-name="P5">МОЛОЧНЫЕ ЖЕЛЕЗЫ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Правая</text:p>
          </table:table-cell>
          <table:table-cell table:style-name="Таблица2.A1" office:value-type="string">
            <text:p text:style-name="P2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6"/>
      <text:p text:style-name="P4"/>
      <text:p text:style-name="P4"><text:drop-down text:name="Симметричность"><text:label text:value="Симметричны"/><text:label text:value="Ассимметричны"/>Симметричны</text:drop-dow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draw:control text:anchor-type="paragraph" draw:z-index="12" draw:style-name="gr4" draw:text-style-name="P12" svg:width="4.003cm" svg:height="0.6cm" svg:x="3.72cm" svg:y="0.333cm" draw:control="control10"/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3"><text:span text:style-name="T3">Заключение</text:span>:</text:p>
      <text:p text:style-name="P3"><draw:control text:anchor-type="paragraph" draw:z-index="3" draw:style-name="gr1" draw:text-style-name="P9" svg:width="13.002cm" svg:height="2.223cm" svg:x="1.498cm" svg:y="0cm" draw:control="control1"/></text:p>
      <text:p text:style-name="P3"/>
      <text:p text:style-name="P3"/>
      <text:p text:style-name="P7">Вторая стран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4T15:21:26.76</dc:date>
    <dc:creator>Dmitry Derenok</dc:creator>
    <meta:editing-duration>PT10H53M14S</meta:editing-duration>
    <meta:editing-cycles>22</meta:editing-cycles>
    <meta:generator>OpenOffice.org/3.2$Win32 OpenOffice.org_project/320m12$Build-9483</meta:generator>
    <meta:document-statistic meta:table-count="3" meta:image-count="3" meta:object-count="0" meta:page-count="2" meta:paragraph-count="24" meta:word-count="72" meta:character-count="594"/>
  </office:meta>
</office:document-meta>
</file>